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pperplate Gothic Light" svg:font-family="Copperplate Gothic Light" style:font-family-generic="swiss" style:font-pitch="variable" svg:panose-1="2 14 5 7 2 2 6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tyle="italic" style:font-style-asian="italic"/>
    </style:style>
    <style:style style:name="T2" style:parent-style-name="Standardskriftforavsnitt" style:family="text">
      <style:text-properties fo:font-weight="bold" style:font-weight-asian="bold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6" style:parent-style-name="Standardskriftforavsnitt" style:family="text">
      <style:text-properties fo:font-weight="bold" style:font-weight-asian="bold"/>
    </style:style>
    <style:style style:name="T7" style:parent-style-name="Standardskriftforavsnitt" style:family="text">
      <style:text-properties fo:font-style="italic" style:font-style-asian="italic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1" style:parent-style-name="Standardskriftforavsnitt" style:family="text">
      <style:text-properties style:text-underline-type="single" style:text-underline-style="solid" style:text-underline-width="auto" style:text-underline-mode="continuous"/>
    </style:style>
    <style:style style:name="T12" style:parent-style-name="Standardskriftforavsnitt" style:family="text">
      <style:text-properties fo:font-weight="bold" style:font-weight-asian="bold"/>
    </style:style>
  </office:automatic-styles>
  <office:body>
    <office:text text:use-soft-page-breaks="true">
      <text:p text:style-name="P1">Oppgavene under er laget slik at oppgave C bygger på oppgave B som igjen bygger på oppgave A. Oppgavene er laget slik at oppgave A er den letteste, oppgave B er noe vanskeligere enn A,<text:s/>mens oppgave C igjen er noe vanskeligere enn oppgave B. Dette gjelder alle alternativene.</text:p>
      <text:p text:style-name="Normal"/>
      <text:p text:style-name="Normal"><text:span text:style-name="T2">Alternativ 1</text:span>:</text:p>
      <text:p text:style-name="Normal"/>
      <text:p text:style-name="P3">Oppgave A</text:p>
      <text:p text:style-name="Normal"/>
      <text:p text:style-name="Normal">Lag et Scratch-program som ber brukeren om å oppgi et antall liter med vann. Programmet skal skrive ut det antallet liter med vann som brukeren oppgir.</text:p>
      <text:p text:style-name="Normal"/>
      <text:p text:style-name="P4">Oppgave B</text:p>
      <text:p text:style-name="Normal"/>
      <text:p text:style-name="Normal">Utvid programmet i oppgave A slik at programmet regner om fra liter til milliliter og deretter skriver ut hva svaret er i milliliter.</text:p>
      <text:p text:style-name="Normal"/>
      <text:p text:style-name="P5">Oppgave C</text:p>
      <text:p text:style-name="Normal"/>
      <text:p text:style-name="Normal">Utvid programmet slik at det også regner ut hva svaret i oppgave B blir i desiliter.</text:p>
      <text:p text:style-name="Normal">Programmet skal til slutt skrive ut verdiene både i liter, desiliter og milliliter.</text:p>
      <text:p text:style-name="Normal"/>
      <text:p text:style-name="Normal"><text:span text:style-name="T6">Alternativ 2</text:span>:</text:p>
      <text:p text:style-name="Normal"/>
      <text:p text:style-name="Normal"><text:span text:style-name="T7">Ei jente har kjøpt en pose med godterier. Hvor mye det er snakk om, er opp til brukeren</text:span>.</text:p>
      <text:p text:style-name="Normal"/>
      <text:p text:style-name="P8">Oppgave A</text:p>
      <text:p text:style-name="Normal"/>
      <text:p text:style-name="Normal">Lag et program som spør hvor mange hekto med godterier<text:s/>hun har kjøpt. Programmet skal så skrive ut det som brukeren svarte.</text:p>
      <text:p text:style-name="Normal"/>
      <text:p text:style-name="P9">Oppgave B</text:p>
      <text:p text:style-name="Normal"/>
      <text:p text:style-name="Normal">Utvid programmet slik at det regner det om svaret i oppgave A fra hektogram til gram og deretter skriver ut svaret.</text:p>
      <text:p text:style-name="Normal"/>
      <text:p text:style-name="P10">Oppgave C</text:p>
      <text:p text:style-name="Normal"/>
      <text:p text:style-name="Normal">Utvid programmet slik at det spør hvor mange personer godteriet skal deles på. Deretter skal det regne ut hvor mange gram godterier, med utgangspunkt i svaret i oppgave B, det blir per person.</text:p>
      <text:p text:style-name="Normal"/>
      <text:p text:style-name="Normal"><text:span text:style-name="T11">Oppgave D</text:span></text:p>
      <text:p text:style-name="Normal"/>
      <text:p text:style-name="Normal">Utvid programmet slik at det sjekker at hun ikke bare deler godteriet med seg selv.</text:p>
      <text:p text:style-name="Normal"/>
      <text:p text:style-name="Normal"><text:span text:style-name="T12">Alternativ 3</text:span>:</text:p>
      <text:p text:style-name="Normal"/>
      <text:p text:style-name="Normal">Dette alternativet handler om en stafett som går over 2 etapper.</text:p>
      <text:p text:style-name="Normal"/>
      <text:p text:style-name="Normal">Oppgave A</text:p>
      <text:p text:style-name="Normal"/>
      <text:p text:style-name="Normal">Lag et program hvor brukeren skal angi hvor lang 1. etappe er i meter. Programmet skal skrive ut det svaret som brukeren ga.</text:p>
      <text:p text:style-name="Normal"/>
      <text:p text:style-name="Normal">Oppgave B</text:p>
      <text:p text:style-name="Normal"/>
      <text:p text:style-name="Normal">Den andre (og siste) etappen i denne stafetten er halvparten så lang som den første.</text:p>
      <text:p text:style-name="Normal">Utvid programmet slik at det regner ut lengden av<text:s/>den andre etappen. Programmet skal så skrie ut lengden på denne etappen.</text:p>
      <text:p text:style-name="Normal"/>
      <text:p text:style-name="Normal">Oppgave C:</text:p>
      <text:p text:style-name="Normal"/>
      <text:p text:style-name="Normal">Utvid programmet slik at det regner hvor lang stafetten<text:s/>er til sammen. Dette svaret skal skrives ut<text:s/>i kilomet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pperplate Gothic Light" svg:font-family="Copperplate Gothic Light" style:font-family-generic="swiss" style:font-pitch="variable" svg:panose-1="2 14 5 7 2 2 6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auto-update="true" style:default-outline-level="1">
      <style:paragraph-properties fo:keep-with-next="always" fo:keep-together="always" fo:text-align="center" fo:margin-top="0.1666in"/>
      <style:text-properties style:font-name="Copperplate Gothic Light" style:font-name-asian="Times New Roman" fo:color="#2E74B5" fo:font-size="20pt" style:font-size-asian="20pt" style:font-size-complex="16pt" fo:hyphenate="false"/>
    </style:style>
    <style:style style:name="Normal" style:display-name="Normal" style:family="paragraph">
      <style:paragraph-properties fo:margin-bottom="0in" fo:line-height="100%"/>
      <style:text-properties style:font-name="Arial" fo:hyphenate="false"/>
    </style:style>
    <style:style style:name="Standardskriftforavsnitt" style:display-name="Standardskrift for avsnitt" style:family="text"/>
    <style:style style:name="Ingenmellomrom" style:display-name="Ingen mellomrom" style:family="paragraph" style:auto-update="true">
      <style:paragraph-properties fo:margin-bottom="0in" fo:line-height="100%"/>
      <style:text-properties style:font-name="Arial" fo:hyphenate="false"/>
    </style:style>
    <style:style style:name="Overskrift1Tegn" style:display-name="Overskrift 1 Tegn" style:family="text" style:parent-style-name="Standardskriftforavsnitt">
      <style:text-properties style:font-name="Copperplate Gothic Light" style:font-name-asian="Times New Roman" style:font-name-complex="Times New Roman" fo:color="#2E74B5" fo:font-size="20pt" style:font-size-asian="20pt" style:font-size-complex="16pt"/>
    </style:style>
    <style:style style:name="Listeavsnitt" style:display-name="Listeavsnit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ers B-E</meta:initial-creator>
    <dc:creator>Anders B-E</dc:creator>
    <meta:creation-date>2016-02-11T12:51:00Z</meta:creation-date>
    <dc:date>2016-02-12T13:25:00Z</dc:date>
    <meta:template xlink:href="Normal.dotm" xlink:type="simple"/>
    <meta:editing-cycles>9</meta:editing-cycles>
    <meta:editing-duration>PT10020S</meta:editing-duration>
    <meta:document-statistic meta:page-count="1" meta:paragraph-count="4" meta:word-count="319" meta:character-count="2011" meta:row-count="14" meta:non-whitespace-character-count="1696"/>
  </office:meta>
</office:document-meta>
</file>